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a933" draw:textarea-vertical-align="middle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00a933" draw:textarea-horizontal-align="justify" draw:textarea-vertical-align="middle" draw:auto-grow-height="false" fo:min-height="0cm" fo:min-width="0.194cm" fo:padding-top="0.139cm" fo:padding-bottom="0.139cm" fo:padding-left="0.264cm" fo:padding-right="0.264cm" loext:decorative="false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ff" draw:textarea-vertical-align="middle" fo:padding-top="0.139cm" fo:padding-bottom="0.139cm" fo:padding-left="0.264cm" fo:padding-right="0.264cm" loext:decorative="false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0000ff" draw:textarea-horizontal-align="justify" draw:textarea-vertical-align="middle" draw:auto-grow-height="false" fo:min-height="0cm" fo:min-width="0.218cm" fo:padding-top="0.139cm" fo:padding-bottom="0.139cm" fo:padding-left="0.264cm" fo:padding-right="0.264cm" loext:decorative="false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.24cm" svg:height="0.716cm" draw:transform="rotate (-3.14159265358979) translate (3.35cm 2.366cm)" draw:kind="cut" draw:start-angle="75" draw:end-angle="285">
          <text:p/>
        </draw:ellipse>
        <draw:custom-shape draw:style-name="gr2" draw:text-style-name="P1" draw:layer="layout" svg:width="0.746cm" svg:height="0.089cm" draw:transform="skewX (0.0111701072127637) rotate (0.350113047950063) translate (1.682cm 1.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46cm" svg:height="0.089cm" draw:transform="skewX (0.0111701072127637) rotate (0.348891317473667) translate (1.682cm 2.10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46cm" svg:height="0.089cm" draw:transform="skewX (0.0111701072127637) rotate (0.348891317473667) translate (1.682cm 2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46cm" svg:height="0.089cm" draw:transform="skewX (0.0111701072127637) rotate (0.348891317473667) translate (1.682cm 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3" draw:text-style-name="P2" draw:layer="layout" svg:width="1.24cm" svg:height="0.716cm" draw:transform="rotate (-3.14159265358979) translate (3.35cm 3.866cm)" draw:kind="cut" draw:start-angle="75" draw:end-angle="285">
          <text:p/>
        </draw:ellipse>
        <draw:custom-shape draw:style-name="gr4" draw:text-style-name="P2" draw:layer="layout" svg:width="0.746cm" svg:height="0.089cm" draw:transform="skewX (0.0111701072127637) translate (1.675cm 3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6cm" svg:height="0.089cm" draw:transform="skewX (0.0111701072127637) translate (1.675cm 3.37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6cm" svg:height="0.089cm" draw:transform="skewX (0.0111701072127637) translate (1.676cm 3.5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6cm" svg:height="0.089cm" draw:transform="skewX (0.0111701072127637) translate (1.676cm 3.72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dan Franits</meta:initial-creator>
    <meta:creation-date>2024-08-25T10:40:33.019477119</meta:creation-date>
    <dc:date>2024-08-25T11:04:25.460735474</dc:date>
    <dc:creator>Aidan Franits</dc:creator>
    <meta:editing-duration>PT11M13S</meta:editing-duration>
    <meta:editing-cycles>3</meta:editing-cycles>
    <meta:generator>LibreOffice/24.2.5.2$Linux_X86_64 LibreOffice_project/420$Build-2</meta:generator>
    <meta:document-statistic meta:object-count="10"/>
  </office:meta>
</office:document-meta>
</file>